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410000015EC33D5D5D92865775.png" manifest:media-type="image/png"/>
  <manifest:file-entry manifest:full-path="Pictures/100000000000015E00000041E8CA90635A576CD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_LANDSCAPE" text:anchor-type="char" svg:width="9.999cm" svg:height="1.859cm" draw:z-index="0"><draw:image xlink:href="Pictures/100000000000015E00000041E8CA90635A576CD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_PORTRAIT" text:anchor-type="char" svg:width="1.859cm" svg:height="9.999cm" draw:z-index="1"><draw:image xlink:href="Pictures/10000000000000410000015EC33D5D5D9286577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urce Han Sans CN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urce Han Sans CN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26T16:37:42.225764296</meta:creation-date>
    <dc:date>2020-08-26T16:46:28.200443276</dc:date>
    <meta:editing-duration>PT8M46S</meta:editing-duration>
    <meta:editing-cycles>2</meta:editing-cycles>
    <meta:generator>LibreOffice/7.0.0.3$Linux_X86_64 LibreOffice_project/00$Build-3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